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9638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style:font-name="Gill Sans" officeooo:rsid="00063523" officeooo:paragraph-rsid="000dd5a7"/>
    </style:style>
    <style:style style:name="P2" style:family="paragraph" style:parent-style-name="Text_20_body">
      <style:text-properties style:font-name="Gill Sans"/>
    </style:style>
    <style:style style:name="P3" style:family="paragraph" style:parent-style-name="Text_20_body">
      <style:paragraph-properties fo:text-align="end" style:justify-single-word="false"/>
      <style:text-properties style:font-name="Gill Sans" fo:font-weight="bold" officeooo:paragraph-rsid="0057934d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text-align="end" style:justify-single-word="false"/>
      <style:text-properties style:font-name="Gill Sans" fo:font-size="10pt" officeooo:rsid="005a9071" officeooo:paragraph-rsid="005a9071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end" style:justify-single-word="false"/>
      <style:text-properties style:font-name="Gill Sans" fo:font-size="10pt" fo:font-weight="bold" officeooo:rsid="005a9071" officeooo:paragraph-rsid="005a9071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Gill Sans"/>
    </style:style>
    <style:style style:name="P7" style:family="paragraph" style:parent-style-name="Title">
      <style:paragraph-properties fo:break-before="page"/>
      <style:text-properties style:font-name="Gill Sans"/>
    </style:style>
    <style:style style:name="P8" style:family="paragraph" style:parent-style-name="Heading_20_1">
      <style:text-properties style:font-name="Gill Sans" officeooo:paragraph-rsid="0054aaec"/>
    </style:style>
    <style:style style:name="P9" style:family="paragraph" style:parent-style-name="Heading_20_2">
      <style:text-properties style:font-name="Gill Sans" fo:font-weight="bold" officeooo:paragraph-rsid="0064bf91" style:font-weight-asian="bold" style:font-weight-complex="bold"/>
    </style:style>
    <style:style style:name="P10" style:family="paragraph" style:parent-style-name="Text_20_body">
      <style:text-properties style:font-name="Gill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form.nom;magnet=tbs:p]</text:p>
      <text:p text:style-name="P2"/>
      <text:p text:style-name="P3">[contact.prenom][contact.prenom;if [val]!='';then ' ';else ''][contact.nom]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[donnees.value;block=tbs:row]</text:p>
          </table:table-cell>
        </table:table-row>
        <table:table-row>
          <table:table-cell table:style-name="Tableau3.A1" office:value-type="string">
            <text:p text:style-name="P5">[etab.nom;magnet=tbs:row]</text:p>
          </table:table-cell>
        </table:table-row>
        <table:table-row>
          <table:table-cell table:style-name="Tableau3.A1" office:value-type="string">
            <text:p text:style-name="P4">[donnees_etab.value;block=tbs:row]</text:p>
          </table:table-cell>
        </table:table-row>
      </table:table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8" text:outline-level="1">[pages.nom;block=tbs:table;sub1=elts;magnet=tbs:row]</text:h>
          </table:table-cell>
        </table:table-row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P9" text:outline-level="2">[pages_sub1.label;block=tbs:row;when [pages_sub1.type]='titre'] :</text:h>
                </table:table-cell>
              </table:table-row>
              <table:table-row>
                <table:table-cell table:style-name="Tableau2.A1" office:value-type="string">
                  <text:p text:style-name="P2">[pages_sub1.label;block=tbs:row;when [pages_sub1.type]='texte']</text:p>
                </table:table-cell>
              </table:table-row>
              <table:table-row>
                <table:table-cell table:style-name="Tableau2.A1" office:value-type="string">
                  <text:p text:style-name="P2"><text:span text:style-name="T1">[pages_sub1.label;block=tbs:row;default] : </text:span><text:span text:style-name="T2">[pages_sub1.type;if [val]='texte_court';then '[pages_sub1.valeur;strconv=yes+esc]';if [val]='tag';then '[pages_sub1.valeur;strconv=yes+esc]';if [val]='checkbox';then '[pages_sub1.valeur;strconv=yes+esc]';if [val]='multiples';then '[pages_sub1.valeur;strconv=yes+esc]';else '']</text:span></text:p>
                  <text:p text:style-name="P2">[pages_sub1.type;if [val]='texte_long';then '[pages_sub1.valeur;strconv=yes+esc]';if [val]='upload';then '[pages_sub1.valeur;strconv=yes+esc]';else '';magnet=tbs:p]</text:p>
                </table:table-cell>
              </table:table-row>
            </table:table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5:34:05.517160743</meta:creation-date>
    <meta:generator>LibreOffice/6.0.7.3$Linux_X86_64 LibreOffice_project/00m0$Build-3</meta:generator>
    <dc:date>2019-06-04T10:48:44.386338379</dc:date>
    <meta:editing-duration>P3DT15H59M43S</meta:editing-duration>
    <meta:editing-cycles>96</meta:editing-cycles>
    <meta:document-statistic meta:table-count="3" meta:image-count="0" meta:object-count="0" meta:page-count="1" meta:paragraph-count="10" meta:word-count="33" meta:character-count="849" meta:non-whitespace-character-count="826"/>
  </office:meta>
</office:document-meta>
</file>